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Behavior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Behavior.renderEnd( Appender app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Behavior.getTa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Behavior.setLongdesc( String long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Behavior.setVspace( String v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Behavior.addParameter( String name , Object value , String fac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ageBehavior.setIsmap( String is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Behavior.renderStart( Appender appen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mageBehavior.setHspace( String h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Behavior.setAlt( String a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Behavior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Behavior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Behavior.setUsemap( String use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Behavior.setAttribute( String name , String value , String fac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ageBehavior.setBorder( String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Behavior.setLocation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Behavior.setHeight( String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Behavior.setSrc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